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025cm" fo:padding-bottom="0.025cm" fo:padding-left="0.125cm" fo:padding-right="0.125cm"/>
    </style:style>
    <style:style style:name="gr2" style:family="graphic" style:parent-style-name="standard">
      <style:graphic-properties draw:stroke="none" svg:stroke-color="#000000" draw:fill="none" draw:fill-color="#ffffff" draw:textarea-horizontal-align="center" fo:min-height="0.334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left" draw:textarea-vertical-align="middle" draw:fit-to-contour="false" fo:padding-top="0cm" fo:padding-bottom="0cm" fo:padding-left="0.1cm" fo:padding-right="0.1cm"/>
    </style:style>
    <style:style style:name="gr6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left" draw:textarea-vertical-align="middle"/>
    </style:style>
    <style:style style:name="gr8" style:family="graphic" style:parent-style-name="standard">
      <style:graphic-properties draw:fill="solid" draw:fill-color="#eb613d" draw:textarea-horizontal-align="center" draw:textarea-vertical-align="middle"/>
    </style:style>
    <style:style style:name="gr9" style:family="graphic" style:parent-style-name="standard">
      <style:graphic-properties svg:stroke-color="#ff0000" draw:marker-end="Arrow" draw:marker-end-width="0.3cm"/>
    </style:style>
    <style:style style:name="gr10" style:family="graphic" style:parent-style-name="standard">
      <style:graphic-properties svg:stroke-width="0.05cm" draw:marker-start-width="0.275cm" draw:marker-end-width="0.275cm" fo:padding-top="0.025cm" fo:padding-bottom="0.025cm" fo:padding-left="0.125cm" fo:padding-right="0.125cm"/>
    </style:style>
    <style:style style:name="gr11" style:family="graphic" style:parent-style-name="standard">
      <style:graphic-properties draw:marker-end="Arrow" draw:marker-end-width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P8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star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3.666cm" svg:y1="3cm" svg:x2="13.666cm" svg:y2="28cm">
          <text:p/>
        </draw:line>
        <draw:frame draw:style-name="gr2" draw:text-style-name="P2" draw:layer="layout" svg:width="4.667cm" svg:height="0.713cm" svg:x="1.333cm" svg:y="1.666cm">
          <draw:text-box>
            <text:p text:style-name="P2"><text:span text:style-name="T1">Client</text:span></text:p>
          </draw:text-box>
        </draw:frame>
        <draw:rect draw:style-name="gr3" draw:text-style-name="P3" xml:id="id1" draw:id="id1" draw:layer="layout" svg:width="4.667cm" svg:height="0.666cm" svg:x="1.333cm" svg:y="3cm">
          <text:p text:style-name="P3"><text:span text:style-name="T2">GET</text:span><text:span text:style-name="T3"> /</text:span></text:p>
        </draw:rect>
        <draw:rect draw:style-name="gr3" draw:text-style-name="P4" xml:id="id2" draw:id="id2" draw:layer="layout" svg:width="4.666cm" svg:height="0.667cm" svg:x="8cm" svg:y="3.333cm">
          <text:p text:style-name="P4"><text:span text:style-name="T2">/</text:span></text:p>
        </draw:rect>
        <draw:connector draw:style-name="gr4" draw:text-style-name="P1" draw:layer="layout" draw:type="line" svg:x1="6cm" svg:y1="3.333cm" svg:x2="8cm" svg:y2="3.666cm" draw:start-shape="id1" draw:start-glue-point="1" draw:end-shape="id2" draw:end-glue-point="3" svg:d="m6000 3333 2000 333">
          <text:p/>
        </draw:connector>
        <draw:rect draw:style-name="gr3" draw:text-style-name="P3" xml:id="id3" draw:id="id3" draw:layer="layout" svg:width="4.667cm" svg:height="0.666cm" svg:x="1.333cm" svg:y="4cm">
          <text:p text:style-name="P3"><text:span text:style-name="T2">GET</text:span><text:span text:style-name="T3"> /letsgo</text:span></text:p>
        </draw:rect>
        <draw:connector draw:style-name="gr4" draw:text-style-name="P1" draw:layer="layout" draw:type="line" svg:x1="8cm" svg:y1="3.666cm" svg:x2="6cm" svg:y2="4.333cm" draw:start-shape="id2" draw:start-glue-point="3" draw:end-shape="id3" draw:end-glue-point="1" svg:d="m8000 3666-2000 667">
          <text:p/>
        </draw:connector>
        <draw:rect draw:style-name="gr3" draw:text-style-name="P4" xml:id="id4" draw:id="id4" draw:layer="layout" svg:width="4.666cm" svg:height="0.667cm" svg:x="8cm" svg:y="4.333cm">
          <text:p text:style-name="P4"><text:span text:style-name="T2">/letsgo</text:span></text:p>
        </draw:rect>
        <draw:rect draw:style-name="gr3" draw:text-style-name="P3" xml:id="id5" draw:id="id5" draw:layer="layout" svg:width="4.667cm" svg:height="0.666cm" svg:x="1.333cm" svg:y="5cm">
          <text:p text:style-name="P3"><text:span text:style-name="T2">GET</text:span><text:span text:style-name="T3"> /loginWithFacebook</text:span></text:p>
        </draw:rect>
        <draw:connector draw:style-name="gr4" draw:text-style-name="P1" draw:layer="layout" draw:type="line" svg:x1="6cm" svg:y1="4.333cm" svg:x2="8cm" svg:y2="4.666cm" draw:start-shape="id3" draw:start-glue-point="1" draw:end-shape="id4" draw:end-glue-point="3" svg:d="m6000 4333 2000 333">
          <text:p/>
        </draw:connector>
        <draw:connector draw:style-name="gr4" draw:text-style-name="P1" draw:layer="layout" draw:type="line" svg:x1="8cm" svg:y1="4.666cm" svg:x2="6cm" svg:y2="5.333cm" draw:start-shape="id4" draw:start-glue-point="3" draw:end-shape="id5" svg:d="m8000 4666-2000 667">
          <text:p/>
        </draw:connector>
        <draw:rect draw:style-name="gr5" draw:text-style-name="P5" xml:id="id6" draw:id="id6" draw:layer="layout" svg:width="4.666cm" svg:height="1cm" svg:x="8cm" svg:y="5.333cm">
          <text:p text:style-name="P5"><text:span text:style-name="T4">/loginWithFacebook</text:span></text:p>
          <text:p text:style-name="P5">Redirect to fb</text:p>
        </draw:rect>
        <draw:connector draw:style-name="gr4" draw:text-style-name="P1" draw:layer="layout" draw:type="line" svg:x1="6cm" svg:y1="5.333cm" svg:x2="8cm" svg:y2="5.833cm" draw:start-shape="id5" draw:start-glue-point="1" draw:end-shape="id6" draw:end-glue-point="3" svg:d="m6000 5333 2000 500">
          <text:p/>
        </draw:connector>
        <draw:rect draw:style-name="gr3" draw:text-style-name="P3" xml:id="id7" draw:id="id7" draw:layer="layout" svg:width="4.667cm" svg:height="1.333cm" svg:x="1.333cm" svg:y="6cm">
          <text:p text:style-name="P1"><text:span text:style-name="T3">Do fb stuff</text:span></text:p>
          <text:p text:style-name="P1"><text:span text:style-name="T3">...</text:span></text:p>
          <text:p text:style-name="P1"><text:span text:style-name="T2">GET</text:span><text:span text:style-name="T3"> /</text:span></text:p>
        </draw:rect>
        <draw:connector draw:style-name="gr6" draw:text-style-name="P1" draw:layer="layout" draw:type="line" svg:x1="8cm" svg:y1="5.833cm" svg:x2="6cm" svg:y2="6.666cm" draw:start-shape="id6" draw:start-glue-point="3" draw:end-shape="id7" draw:end-glue-point="1" svg:d="m8000 5833-2000 833">
          <text:p/>
        </draw:connector>
        <draw:connector draw:style-name="gr6" draw:text-style-name="P1" draw:layer="layout" draw:type="line" svg:x1="6cm" svg:y1="6.666cm" svg:x2="8cm" svg:y2="7.166cm" draw:start-shape="id7" draw:start-glue-point="1" draw:end-shape="id8" draw:end-glue-point="3" svg:d="m6000 6666 2000 500">
          <text:p/>
        </draw:connector>
        <draw:rect draw:style-name="gr7" draw:text-style-name="P5" xml:id="id10" draw:id="id10" draw:layer="layout" svg:width="4.666cm" svg:height="1cm" svg:x="8cm" svg:y="7.666cm">
          <text:p text:style-name="P5"><text:span text:style-name="T4">/loginWithFacebook</text:span></text:p>
          <text:p text:style-name="P5"><text:span text:style-name="T5">getCouchFlux</text:span></text:p>
        </draw:rect>
        <draw:rect draw:style-name="gr7" draw:text-style-name="P5" xml:id="id8" draw:id="id8" draw:layer="layout" svg:width="4.666cm" svg:height="1cm" svg:x="8cm" svg:y="6.666cm">
          <text:p text:style-name="P5"><text:span text:style-name="T4">/loginWithFacebook</text:span></text:p>
          <text:p text:style-name="P5"><text:span text:style-name="T5">getFbAlbums</text:span></text:p>
        </draw:rect>
        <draw:line draw:style-name="gr1" draw:text-style-name="P1" draw:layer="layout" svg:x1="7cm" svg:y1="3cm" svg:x2="7cm" svg:y2="28cm">
          <text:p/>
        </draw:line>
        <draw:rect draw:style-name="gr3" draw:text-style-name="P3" xml:id="id9" draw:id="id9" draw:layer="layout" svg:width="4.667cm" svg:height="0.667cm" svg:x="14.666cm" svg:y="7.666cm">
          <text:p text:style-name="P3"><text:span text:style-name="T3">Fb call</text:span></text:p>
        </draw:rect>
        <draw:connector draw:style-name="gr4" draw:text-style-name="P1" draw:layer="layout" draw:type="line" svg:x1="12.666cm" svg:y1="7.166cm" svg:x2="14.666cm" svg:y2="7.999cm" draw:start-shape="id8" draw:start-glue-point="1" draw:end-shape="id9" draw:end-glue-point="3" svg:d="m12666 7166 2000 833">
          <text:p/>
        </draw:connector>
        <draw:rect draw:style-name="gr8" draw:text-style-name="P3" xml:id="id11" draw:id="id11" draw:layer="layout" svg:width="4.667cm" svg:height="0.667cm" svg:x="14.666cm" svg:y="8.666cm">
          <text:p text:style-name="P3"><text:span text:style-name="T3">Couch call</text:span></text:p>
        </draw:rect>
        <draw:connector draw:style-name="gr4" draw:text-style-name="P1" draw:layer="layout" draw:type="line" svg:x1="12.666cm" svg:y1="8.166cm" svg:x2="14.666cm" svg:y2="8.999cm" draw:start-shape="id10" draw:start-glue-point="1" draw:end-shape="id11" draw:end-glue-point="3" svg:d="m12666 8166 2000 833">
          <text:p/>
        </draw:connector>
        <draw:rect draw:style-name="gr7" draw:text-style-name="P5" xml:id="id12" draw:id="id12" draw:layer="layout" svg:width="4.666cm" svg:height="1cm" svg:x="8cm" svg:y="9cm">
          <text:p text:style-name="P5"><text:span text:style-name="T4">/loginWithFacebook</text:span></text:p>
          <text:p text:style-name="P5"><text:span text:style-name="T5">Redirect to albumSelection</text:span></text:p>
        </draw:rect>
        <draw:connector draw:style-name="gr4" draw:text-style-name="P1" draw:layer="layout" draw:type="line" svg:x1="14.666cm" svg:y1="7.999cm" svg:x2="12.666cm" svg:y2="9.5cm" draw:start-shape="id9" draw:start-glue-point="3" draw:end-shape="id12" draw:end-glue-point="1" svg:d="m14666 7999-2000 1501">
          <text:p/>
        </draw:connector>
        <draw:connector draw:style-name="gr4" draw:text-style-name="P1" draw:layer="layout" draw:type="line" svg:x1="14.666cm" svg:y1="8.999cm" svg:x2="12.666cm" svg:y2="9.5cm" draw:start-shape="id11" draw:start-glue-point="3" draw:end-shape="id12" draw:end-glue-point="1" svg:d="m14666 8999-2000 501">
          <text:p/>
        </draw:connector>
        <draw:rect draw:style-name="gr3" draw:text-style-name="P3" xml:id="id14" draw:id="id14" draw:layer="layout" svg:width="4.667cm" svg:height="0.666cm" svg:x="1.333cm" svg:y="15.667cm">
          <text:p text:style-name="P3"><text:span text:style-name="T2">GET</text:span><text:span text:style-name="T3"> /fluxCreation</text:span></text:p>
        </draw:rect>
        <draw:connector draw:style-name="gr6" draw:text-style-name="P1" draw:layer="layout" draw:type="line" svg:x1="8cm" svg:y1="9.5cm" svg:x2="6cm" svg:y2="10.333cm" draw:start-shape="id12" draw:start-glue-point="3" draw:end-shape="id13" draw:end-glue-point="1" svg:d="m8000 9500-2000 833">
          <text:p/>
        </draw:connector>
        <draw:connector draw:style-name="gr4" draw:text-style-name="P1" draw:layer="layout" draw:type="line" svg:x1="6cm" svg:y1="16cm" svg:x2="8cm" svg:y2="16.5cm" draw:start-shape="id14" draw:start-glue-point="1" draw:end-shape="id15" svg:d="m6000 16000 2000 500">
          <text:p/>
        </draw:connector>
        <draw:rect draw:style-name="gr8" draw:text-style-name="P3" xml:id="id16" draw:id="id16" draw:layer="layout" svg:width="4.667cm" svg:height="0.667cm" svg:x="14.666cm" svg:y="17cm">
          <text:p text:style-name="P3"><text:span text:style-name="T3">Couch call</text:span></text:p>
        </draw:rect>
        <draw:connector draw:style-name="gr4" draw:text-style-name="P1" draw:layer="layout" draw:type="line" svg:x1="12.667cm" svg:y1="16.5cm" svg:x2="14.666cm" svg:y2="17.333cm" draw:start-shape="id15" draw:start-glue-point="1" draw:end-shape="id16" draw:end-glue-point="3" svg:d="m12667 16500 1999 833">
          <text:p/>
        </draw:connector>
        <draw:rect draw:style-name="gr7" draw:text-style-name="P4" xml:id="id15" draw:id="id15" draw:layer="layout" svg:width="4.667cm" svg:height="1cm" svg:x="8cm" svg:y="16cm">
          <text:p text:style-name="P6"><text:span text:style-name="T2">/fluxCreation</text:span></text:p>
          <text:p text:style-name="P6"><text:span text:style-name="T6">setCouchFlux</text:span></text:p>
        </draw:rect>
        <draw:rect draw:style-name="gr7" draw:text-style-name="P8" xml:id="id17" draw:id="id17" draw:layer="layout" svg:width="4.667cm" svg:height="1cm" svg:x="8cm" svg:y="17.334cm">
          <text:p text:style-name="P7"><text:span text:style-name="T2">/fluxCreation</text:span></text:p>
          <text:p text:style-name="P7"><text:span text:style-name="T6">Redirection to /u/:uid</text:span></text:p>
        </draw:rect>
        <draw:connector draw:style-name="gr4" draw:text-style-name="P1" draw:layer="layout" draw:type="line" svg:x1="14.666cm" svg:y1="17.333cm" svg:x2="12.667cm" svg:y2="17.834cm" draw:start-shape="id16" draw:start-glue-point="3" draw:end-shape="id17" draw:end-glue-point="1" svg:d="m14666 17333-1999 501">
          <text:p/>
        </draw:connector>
        <draw:rect draw:style-name="gr3" draw:text-style-name="P3" xml:id="id18" draw:id="id18" draw:layer="layout" svg:width="4.667cm" svg:height="0.666cm" svg:x="1.333cm" svg:y="18.334cm">
          <text:p text:style-name="P3"><text:span text:style-name="T2">GET</text:span><text:span text:style-name="T3"> /u/:uid</text:span></text:p>
        </draw:rect>
        <draw:connector draw:style-name="gr9" draw:text-style-name="P1" draw:layer="layout" draw:type="line" svg:x1="8cm" svg:y1="17.834cm" svg:x2="6cm" svg:y2="18.667cm" draw:start-shape="id17" draw:start-glue-point="3" draw:end-shape="id18" draw:end-glue-point="1" svg:d="m8000 17834-2000 833">
          <text:p/>
        </draw:connector>
        <draw:rect draw:style-name="gr3" draw:text-style-name="P3" xml:id="id19" draw:id="id19" draw:layer="layout" svg:width="4.667cm" svg:height="0.666cm" svg:x="1.333cm" svg:y="23.666cm">
          <text:p text:style-name="P3"><text:span text:style-name="T2">GET</text:span><text:span text:style-name="T3"> /u/:uid</text:span></text:p>
        </draw:rect>
        <draw:line draw:style-name="gr10" draw:text-style-name="P1" draw:layer="layout" svg:x1="1.333cm" svg:y1="22cm" svg:x2="19.666cm" svg:y2="22cm">
          <text:p/>
        </draw:line>
        <draw:rect draw:style-name="gr7" draw:text-style-name="P8" xml:id="id20" draw:id="id20" draw:layer="layout" svg:width="4.667cm" svg:height="1cm" svg:x="8cm" svg:y="23.999cm">
          <text:p text:style-name="P7"><text:span text:style-name="T2">/u/:uid</text:span></text:p>
          <text:p text:style-name="P7"><text:span text:style-name="T6">getCouchFlux</text:span></text:p>
        </draw:rect>
        <draw:rect draw:style-name="gr8" draw:text-style-name="P3" xml:id="id21" draw:id="id21" draw:layer="layout" svg:width="4.667cm" svg:height="0.667cm" svg:x="14.666cm" svg:y="24.999cm">
          <text:p text:style-name="P3"><text:span text:style-name="T3">Couch call</text:span></text:p>
        </draw:rect>
        <draw:connector draw:style-name="gr11" draw:text-style-name="P1" draw:layer="layout" draw:type="line" svg:x1="6cm" svg:y1="23.999cm" svg:x2="8cm" svg:y2="24.499cm" draw:start-shape="id19" draw:start-glue-point="1" draw:end-shape="id20" draw:end-glue-point="3" svg:d="m6000 23999 2000 500">
          <text:p/>
        </draw:connector>
        <draw:connector draw:style-name="gr11" draw:text-style-name="P1" draw:layer="layout" draw:type="line" svg:x1="12.667cm" svg:y1="24.499cm" svg:x2="14.666cm" svg:y2="25.332cm" draw:start-shape="id20" draw:start-glue-point="1" draw:end-shape="id21" draw:end-glue-point="3" svg:d="m12667 24499 1999 833">
          <text:p/>
        </draw:connector>
        <draw:rect draw:style-name="gr7" draw:text-style-name="P8" xml:id="id22" draw:id="id22" draw:layer="layout" svg:width="4.667cm" svg:height="1cm" svg:x="8cm" svg:y="25.332cm">
          <text:p text:style-name="P7"><text:span text:style-name="T2">/u/:uid</text:span></text:p>
          <text:p text:style-name="P7"><text:span text:style-name="T6">testIfFbUpdate</text:span></text:p>
        </draw:rect>
        <draw:connector draw:style-name="gr11" draw:text-style-name="P1" draw:layer="layout" draw:type="line" svg:x1="14.666cm" svg:y1="25.332cm" svg:x2="12.667cm" svg:y2="25.832cm" draw:start-shape="id21" draw:start-glue-point="3" draw:end-shape="id22" svg:d="m14666 25332-1999 500">
          <text:p/>
        </draw:connector>
        <draw:rect draw:style-name="gr3" draw:text-style-name="P3" xml:id="id23" draw:id="id23" draw:layer="layout" svg:width="4.667cm" svg:height="0.667cm" svg:x="14.666cm" svg:y="25.998cm">
          <text:p text:style-name="P3"><text:span text:style-name="T3">Fb call</text:span></text:p>
        </draw:rect>
        <draw:connector draw:style-name="gr11" draw:text-style-name="P1" draw:layer="layout" draw:type="line" svg:x1="12.667cm" svg:y1="25.832cm" svg:x2="14.666cm" svg:y2="26.331cm" draw:start-shape="id22" draw:start-glue-point="1" draw:end-shape="id23" draw:end-glue-point="3" svg:d="m12667 25832 1999 499">
          <text:p/>
        </draw:connector>
        <draw:rect draw:style-name="gr7" draw:text-style-name="P8" xml:id="id24" draw:id="id24" draw:layer="layout" svg:width="4.667cm" svg:height="0.667cm" svg:x="8cm" svg:y="26.665cm">
          <text:p text:style-name="P7"><text:span text:style-name="T2">/u/:uid</text:span></text:p>
        </draw:rect>
        <draw:rect draw:style-name="gr3" draw:text-style-name="P3" xml:id="id25" draw:id="id25" draw:layer="layout" svg:width="4.667cm" svg:height="0.666cm" svg:x="1.333cm" svg:y="27.332cm">
          <text:p text:style-name="P3"><text:span text:style-name="T3">GET /u/:uid</text:span></text:p>
        </draw:rect>
        <draw:connector draw:style-name="gr11" draw:text-style-name="P1" draw:layer="layout" draw:type="line" svg:x1="14.666cm" svg:y1="26.331cm" svg:x2="12.667cm" svg:y2="26.998cm" draw:start-shape="id23" draw:start-glue-point="3" draw:end-shape="id24" draw:end-glue-point="1" svg:d="m14666 26331-1999 667">
          <text:p/>
        </draw:connector>
        <draw:connector draw:style-name="gr11" draw:text-style-name="P1" draw:layer="layout" draw:type="line" svg:x1="8cm" svg:y1="26.998cm" svg:x2="6cm" svg:y2="27.665cm" draw:start-shape="id24" draw:start-glue-point="3" draw:end-shape="id25" draw:end-glue-point="1" svg:d="m8000 26998-2000 667">
          <text:p/>
        </draw:connector>
        <draw:frame draw:style-name="gr2" draw:text-style-name="P2" draw:layer="layout" svg:width="4.667cm" svg:height="0.713cm" svg:x="8cm" svg:y="1.62cm">
          <draw:text-box>
            <text:p text:style-name="P2"><text:span text:style-name="T1">Server</text:span></text:p>
          </draw:text-box>
        </draw:frame>
        <draw:frame draw:style-name="gr2" draw:text-style-name="P2" draw:layer="layout" svg:width="4.667cm" svg:height="0.713cm" svg:x="14.666cm" svg:y="1.666cm">
          <draw:text-box>
            <text:p text:style-name="P2"><text:span text:style-name="T1">Services</text:span></text:p>
          </draw:text-box>
        </draw:frame>
        <draw:rect draw:style-name="gr3" draw:text-style-name="P3" xml:id="id13" draw:id="id13" draw:layer="layout" svg:width="4.667cm" svg:height="0.666cm" svg:x="1.333cm" svg:y="10cm">
          <text:p text:style-name="P3"><text:span text:style-name="T2">GET</text:span><text:span text:style-name="T3"> /albumSelection</text:span></text:p>
        </draw:rect>
        <draw:rect draw:style-name="gr7" draw:text-style-name="P5" xml:id="id26" draw:id="id26" draw:layer="layout" svg:width="4.666cm" svg:height="0.667cm" svg:x="8.001cm" svg:y="10.333cm">
          <text:p text:style-name="P5"><text:span text:style-name="T4">/albumSelection</text:span></text:p>
        </draw:rect>
        <draw:connector draw:style-name="gr11" draw:text-style-name="P1" draw:layer="layout" draw:type="line" svg:x1="6cm" svg:y1="10.333cm" svg:x2="8.001cm" svg:y2="10.666cm" draw:start-shape="id13" draw:start-glue-point="1" draw:end-shape="id26" svg:d="m6000 10333 2001 333">
          <text:p/>
        </draw:connector>
        <draw:rect draw:style-name="gr3" draw:text-style-name="P3" xml:id="id27" draw:id="id27" draw:layer="layout" svg:width="4.667cm" svg:height="0.666cm" svg:x="1.333cm" svg:y="11cm">
          <text:p text:style-name="P3"><text:span text:style-name="T2">POST</text:span><text:span text:style-name="T3"> /albumSelection</text:span></text:p>
        </draw:rect>
        <draw:connector draw:style-name="gr11" draw:text-style-name="P1" draw:layer="layout" draw:type="line" svg:x1="8.001cm" svg:y1="10.666cm" svg:x2="6cm" svg:y2="11.333cm" draw:start-shape="id26" draw:start-glue-point="3" draw:end-shape="id27" draw:end-glue-point="1" svg:d="m8001 10666-2001 667">
          <text:p/>
        </draw:connector>
        <draw:rect draw:style-name="gr7" draw:text-style-name="P5" xml:id="id28" draw:id="id28" draw:layer="layout" svg:width="4.666cm" svg:height="1cm" svg:x="8.001cm" svg:y="11.333cm">
          <text:p text:style-name="P5"><text:span text:style-name="T4">/albumSelection</text:span></text:p>
          <text:p text:style-name="P5"><text:span text:style-name="T5">Redirect to fluxConfiguration</text:span></text:p>
        </draw:rect>
        <draw:connector draw:style-name="gr11" draw:text-style-name="P1" draw:layer="layout" draw:type="line" svg:x1="6cm" svg:y1="11.333cm" svg:x2="8.001cm" svg:y2="11.833cm" draw:start-shape="id27" draw:start-glue-point="1" draw:end-shape="id28" draw:end-glue-point="3" svg:d="m6000 11333 2001 500">
          <text:p/>
        </draw:connector>
        <draw:rect draw:style-name="gr3" draw:text-style-name="P3" xml:id="id30" draw:id="id30" draw:layer="layout" svg:width="4.667cm" svg:height="0.666cm" svg:x="1.333cm" svg:y="14.666cm">
          <text:p text:style-name="P3"><text:span text:style-name="T2">GET</text:span><text:span text:style-name="T3"> /fluxValidation</text:span></text:p>
        </draw:rect>
        <draw:connector draw:style-name="gr9" draw:text-style-name="P1" draw:layer="layout" draw:type="line" svg:x1="8.001cm" svg:y1="11.833cm" svg:x2="6cm" svg:y2="12.333cm" draw:start-shape="id28" draw:start-glue-point="3" draw:end-shape="id29" draw:end-glue-point="1" svg:d="m8001 11833-2001 500">
          <text:p/>
        </draw:connector>
        <draw:rect draw:style-name="gr7" draw:text-style-name="P5" xml:id="id31" draw:id="id31" draw:layer="layout" svg:width="4.666cm" svg:height="0.667cm" svg:x="8cm" svg:y="14.999cm">
          <text:p text:style-name="P5"><text:span text:style-name="T4">/fluxValidation</text:span></text:p>
        </draw:rect>
        <draw:connector draw:style-name="gr11" draw:text-style-name="P1" draw:layer="layout" draw:type="line" svg:x1="6cm" svg:y1="14.999cm" svg:x2="8cm" svg:y2="15.332cm" draw:start-shape="id30" draw:start-glue-point="1" draw:end-shape="id31" draw:end-glue-point="3" svg:d="m6000 14999 2000 333">
          <text:p/>
        </draw:connector>
        <draw:connector draw:style-name="gr11" draw:text-style-name="P1" draw:layer="layout" draw:type="line" svg:x1="8cm" svg:y1="15.332cm" svg:x2="6cm" svg:y2="16cm" draw:start-shape="id31" draw:start-glue-point="3" draw:end-shape="id14" draw:end-glue-point="1" svg:d="m8000 15332-2000 668">
          <text:p/>
        </draw:connector>
        <draw:rect draw:style-name="gr3" draw:text-style-name="P3" xml:id="id29" draw:id="id29" draw:layer="layout" svg:width="4.667cm" svg:height="0.666cm" svg:x="1.333cm" svg:y="12cm">
          <text:p text:style-name="P3"><text:span text:style-name="T2">GET</text:span><text:span text:style-name="T3"> /fluxConfiguration</text:span></text:p>
        </draw:rect>
        <draw:rect draw:style-name="gr7" draw:text-style-name="P5" xml:id="id32" draw:id="id32" draw:layer="layout" svg:width="4.666cm" svg:height="0.667cm" svg:x="8cm" svg:y="12.666cm">
          <text:p text:style-name="P5"><text:span text:style-name="T4">/fluxConfiguration</text:span></text:p>
        </draw:rect>
        <draw:connector draw:style-name="gr11" draw:text-style-name="P1" draw:layer="layout" draw:type="line" svg:x1="6cm" svg:y1="12.333cm" svg:x2="8cm" svg:y2="12.999cm" draw:start-shape="id29" draw:start-glue-point="1" draw:end-shape="id32" draw:end-glue-point="3" svg:d="m6000 12333 2000 666">
          <text:p/>
        </draw:connector>
        <draw:rect draw:style-name="gr3" draw:text-style-name="P3" xml:id="id33" draw:id="id33" draw:layer="layout" svg:width="4.667cm" svg:height="0.666cm" svg:x="1.333cm" svg:y="13cm">
          <text:p text:style-name="P3"><text:span text:style-name="T2">POST</text:span><text:span text:style-name="T3"> /fluxConfiguration</text:span></text:p>
        </draw:rect>
        <draw:connector draw:style-name="gr11" draw:text-style-name="P1" draw:layer="layout" draw:type="line" svg:x1="8cm" svg:y1="12.999cm" svg:x2="6cm" svg:y2="13.333cm" draw:start-shape="id32" draw:start-glue-point="3" draw:end-shape="id33" draw:end-glue-point="1" svg:d="m8000 12999-2000 334">
          <text:p/>
        </draw:connector>
        <draw:rect draw:style-name="standard" draw:text-style-name="P9" xml:id="id34" draw:id="id34" draw:layer="layout" svg:width="4.666cm" svg:height="1cm" svg:x="8cm" svg:y="13.666cm">
          <text:p text:style-name="P9"><text:span text:style-name="T4">/fluxConfiguration</text:span></text:p>
          <text:p text:style-name="P9">Redirection to fluxValidation</text:p>
        </draw:rect>
        <draw:connector draw:style-name="gr11" draw:text-style-name="P1" draw:layer="layout" draw:type="line" svg:x1="6cm" svg:y1="13.333cm" svg:x2="8cm" svg:y2="14.166cm" draw:start-shape="id33" draw:start-glue-point="1" draw:end-shape="id34" draw:end-glue-point="3" svg:d="m6000 13333 2000 833">
          <text:p/>
        </draw:connector>
        <draw:connector draw:style-name="gr9" draw:text-style-name="P1" draw:layer="layout" draw:type="line" svg:x1="8cm" svg:y1="14.166cm" svg:x2="6cm" svg:y2="14.999cm" draw:start-shape="id34" draw:start-glue-point="3" draw:end-shape="id30" draw:end-glue-point="1" svg:d="m8000 14166-2000 8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left" draw:textarea-vertical-align="middle" draw:fit-to-size="false" fo:padding-top="0cm" fo:padding-bottom="0cm" fo:padding-left="0.1cm" fo:padding-right="0.1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mien Plumettaz</meta:initial-creator>
    <meta:creation-date>2013-05-19T16:27:58.72</meta:creation-date>
    <dc:date>2013-05-19T17:43:11.48</dc:date>
    <dc:creator>Damien Plumettaz</dc:creator>
    <meta:editing-duration>PT13M41S</meta:editing-duration>
    <meta:editing-cycles>1</meta:editing-cycles>
    <meta:document-statistic meta:object-count="72"/>
    <meta:generator>OpenOffice.org/3.3$Win32 OpenOffice.org_project/330m20$Build-9567</meta:generator>
  </office:meta>
</office:document-meta>
</file>